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cetica" svg:font-family="Helcetica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12pt" fo:letter-spacing="normal" fo:font-style="normal" fo:font-weight="normal" officeooo:rsid="00013c7a" officeooo:paragraph-rsid="00013c7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Helvetica" fo:font-size="12pt" fo:letter-spacing="normal" fo:font-style="normal" fo:font-weight="normal" officeooo:rsid="00017526" officeooo:paragraph-rsid="00017526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17526" officeooo:paragraph-rsid="0001752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2acc7" officeooo:paragraph-rsid="000577d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222222" style:font-name="Helvetica" fo:font-size="12pt" fo:letter-spacing="normal" fo:font-style="normal" fo:font-weight="normal" officeooo:rsid="0002acc7" officeooo:paragraph-rsid="000735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222222" style:font-name="Helvetica" fo:font-size="12pt" fo:letter-spacing="normal" fo:font-style="normal" fo:font-weight="normal" officeooo:rsid="0002acc7" officeooo:paragraph-rsid="0007350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12pt" fo:letter-spacing="normal" fo:font-style="normal" fo:font-weight="normal" officeooo:rsid="0008e5b2" officeooo:paragraph-rsid="0008e5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8pt" fo:letter-spacing="normal" fo:font-style="normal" fo:font-weight="normal" officeooo:rsid="0002acc7" officeooo:paragraph-rsid="00073506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22222" style:font-name="Helvetica" fo:font-size="8pt" fo:letter-spacing="normal" fo:font-style="normal" fo:font-weight="normal" officeooo:rsid="00073506" officeooo:paragraph-rsid="00073506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8pt" fo:font-weight="normal" officeooo:rsid="00013c7a" officeooo:paragraph-rsid="00013c7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6pt" fo:font-weight="normal" officeooo:rsid="00013c7a" officeooo:paragraph-rsid="00013c7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14pt" fo:font-weight="normal" officeooo:rsid="00013c7a" officeooo:paragraph-rsid="00013c7a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3506"/>
    </style:style>
    <style:style style:name="T3" style:family="text">
      <style:text-properties style:text-position="0% 100%"/>
    </style:style>
    <style:style style:name="T4" style:family="text">
      <style:text-properties officeooo:rsid="000577d0"/>
    </style:style>
    <style:style style:name="T5" style:family="text">
      <style:text-properties officeooo:rsid="00073506"/>
    </style:style>
    <style:style style:name="T6" style:family="text">
      <style:text-properties fo:font-variant="normal" fo:text-transform="none" fo:color="#222222" fo:letter-spacing="normal" fo:font-style="normal"/>
    </style:style>
    <style:style style:name="T7" style:family="text">
      <style:text-properties officeooo:rsid="0008e5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gentine Republic</text:p>
      <text:p text:style-name="P10"/>
      <text:p text:style-name="P11">University of Buenos Aires</text:p>
      <text:p text:style-name="P12"><text:span text:style-name="T6">Faculty of Exact and Natural Sciences</text:span></text:p>
      <text:p text:style-name="P1"/>
      <text:p text:style-name="P2">The Rector of the University <text:s/>and the Dean of the Faculty</text:p>
      <text:p text:style-name="P3"/>
      <text:p text:style-name="P4"><text:span text:style-name="T7">Considering that </text:span>Kevin Speyer born in the city of Buenos Aires, has finalized on the 28<text:span text:style-name="T1">th</text:span> of march of 2014 the studies corresponding to <text:span text:style-name="T4">L</text:span>icentiate* in Physical Sciences.</text:p>
      <text:p text:style-name="P5"><text:span text:style-name="T4">Therefore, according to the current norms in this University, confer him the present degree of Licentiate* in Physical Sciences</text:span></text:p>
      <text:p text:style-name="P5"/>
      <text:p text:style-name="P6"><text:span text:style-name="T5">Buenos Aires, 11</text:span><text:span text:style-name="T2">th</text:span><text:span text:style-name="T5"> <text:s/>May of 2015<text:tab/></text:span></text:p>
      <text:p text:style-name="P6"/>
      <text:p text:style-name="P6"/>
      <text:p text:style-name="P6"/>
      <text:p text:style-name="P6"/>
      <text:p text:style-name="P6"/>
      <text:p text:style-name="P8"><text:span text:style-name="T5">Dr. Ines Camillon <text:s text:c="14"/>Dr. Juan Carlos Reboreda <text:s text:c="37"/>Alberto E. Barbieri <text:s text:c="26"/>Maria Catalina Nosiglia</text:span> </text:p>
      <text:p text:style-name="P9">Academic Secretary <text:s text:c="25"/>Dean <text:s text:c="61"/>Rector <text:s text:c="33"/>Secretary of Academic Affair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* Translator's Note: The Licentiate Grade is equivalent to a MS degr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cetica" svg:font-family="Helcetica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24T12:02:27.431137064</meta:creation-date>
    <dc:date>2017-11-24T15:26:35.369556577</dc:date>
    <dc:creator>Kevin Speyer</dc:creator>
    <meta:editing-duration>PT3H8M54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1" meta:paragraph-count="10" meta:word-count="109" meta:character-count="880" meta:non-whitespace-character-count="581"/>
  </office:meta>
</office:document-meta>
</file>